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r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riter.write( java . lang . String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riter.Writer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riter.write( char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riter.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riter.writ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